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4.1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52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-frag-bass_5f_ntm_7c_PB40">
      <style:table-properties table:display="true" style:writing-mode="lr-tb"/>
    </style:style>
    <style:style style:name="ta2" style:family="table" style:master-page-name="PageStyle_5f_test-frag-fass_5f_ctm_7c_PB40">
      <style:table-properties table:display="true" style:writing-mode="lr-tb"/>
    </style:style>
    <style:style style:name="ta3" style:family="table" style:master-page-name="PageStyle_5f_test-frag-fass_5f_ntm_7c_PB40">
      <style:table-properties table:display="true" style:writing-mode="lr-tb"/>
    </style:style>
    <style:style style:name="ta4" style:family="table" style:master-page-name="PageStyle_5f_test-full-bass_5f_ntm_7c_NLReff">
      <style:table-properties table:display="true" style:writing-mode="lr-tb"/>
    </style:style>
    <style:style style:name="ta5" style:family="table" style:master-page-name="PageStyle_5f_test-full-bass_5f_other_7c_NLReff">
      <style:table-properties table:display="true" style:writing-mode="lr-tb"/>
    </style:style>
    <style:style style:name="ta6" style:family="table" style:master-page-name="PageStyle_5f_test-full-fass_5f_the3_5f_ntm_7c_NLReff">
      <style:table-properties table:display="true" style:writing-mode="lr-tb"/>
    </style:style>
    <style:style style:name="ta7" style:family="table" style:master-page-name="PageStyle_5f_test-full-fass_5f_ctm_7c_NLReff">
      <style:table-properties table:display="true" style:writing-mode="lr-tb"/>
    </style:style>
    <style:style style:name="ta8" style:family="table" style:master-page-name="PageStyle_5f_test-full-fass_5f_ntm_7c_NLReff">
      <style:table-properties table:display="true" style:writing-mode="lr-tb"/>
    </style:style>
    <style:style style:name="ta9" style:family="table" style:master-page-name="PageStyle_5f_test-full-bass_5f_ntm_7c_PB40">
      <style:table-properties table:display="true" style:writing-mode="lr-tb"/>
    </style:style>
    <style:style style:name="ta10" style:family="table" style:master-page-name="PageStyle_5f_test-full-fass_5f_ctm_7c_PB40">
      <style:table-properties table:display="true" style:writing-mode="lr-tb"/>
    </style:style>
    <style:style style:name="ta11" style:family="table" style:master-page-name="PageStyle_5f_test-full-fass_5f_ntm_7c_PB4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frag-bass_ntm|PB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/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7" calcext:value-type="float">
            <text:p>0.27</text:p>
          </table:table-cell>
          <table:table-cell table:style-name="ce3"/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7" calcext:value-type="float">
            <text:p>0.27</text:p>
          </table:table-cell>
          <table:table-cell table:style-name="ce3"/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/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5" calcext:value-type="float">
            <text:p>0.15</text:p>
          </table:table-cell>
          <table:table-cell table:style-name="ce3"/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/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0.18" calcext:value-type="float">
            <text:p>0.18</text:p>
          </table:table-cell>
          <table:table-cell table:style-name="ce4"/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/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65" calcext:value-type="float">
            <text:p>0.65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ctm|PB40" table:style-name="ta2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7" calcext:value-type="float">
            <text:p>0.7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6" calcext:value-type="float">
            <text:p>0.60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ntm|PB40" table:style-name="ta3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27" calcext:value-type="float">
            <text:p>0.27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18" calcext:value-type="float">
            <text:p>0.18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NLReff" table:style-name="ta4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82" calcext:value-type="float">
            <text:p>0.8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4" calcext:value-type="float">
            <text:p>0.7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number-columns-repeated="2" table:style-name="ce3" office:value-type="float" office:value="0.91" calcext:value-type="float">
            <text:p>0.91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2" calcext:value-type="float">
            <text:p>0.7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4" calcext:value-type="float">
            <text:p>0.7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3" calcext:value-type="float">
            <text:p>0.7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1" calcext:value-type="float">
            <text:p>0.7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74" calcext:value-type="float">
            <text:p>0.7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3" calcext:value-type="float">
            <text:p>0.83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other|NLReff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" calcext:value-type="float">
            <text:p>0.5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57" calcext:value-type="float">
            <text:p>0.57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the3_ntm|NLReff" table:style-name="ta6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36" calcext:value-type="float">
            <text:p>0.3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NLReff" table:style-name="ta7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58" calcext:value-type="float">
            <text:p>0.5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8" calcext:value-type="float">
            <text:p>0.6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6" calcext:value-type="float">
            <text:p>0.66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NLReff" table:style-name="ta8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9" calcext:value-type="float">
            <text:p>0.3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4" calcext:value-type="float">
            <text:p>0.4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2" calcext:value-type="float">
            <text:p>0.2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22" calcext:value-type="float">
            <text:p>0.2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" calcext:value-type="float">
            <text:p>0.40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PB40" table:style-name="ta9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1" calcext:value-type="float">
            <text:p>0.5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5" calcext:value-type="float">
            <text:p>0.5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5" calcext:value-type="float">
            <text:p>0.5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PB40" table:style-name="ta10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8" calcext:value-type="float">
            <text:p>0.1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7" calcext:value-type="float">
            <text:p>0.1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1" calcext:value-type="float">
            <text:p>0.1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1" calcext:value-type="float">
            <text:p>0.1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18" calcext:value-type="float">
            <text:p>0.1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5" calcext:value-type="float">
            <text:p>0.15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PB40" table:style-name="ta11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8" calcext:value-type="float">
            <text:p>0.1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47236" calcext:value-type="float">
            <text:p>44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5" calcext:value-type="float">
            <text:p>0.50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1" calcext:value-type="float">
            <text:p>0.1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roteinBERT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7236" calcext:value-type="float">
            <text:p>44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" calcext:value-type="float">
            <text:p>0.10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frag-bass_5f_ntm_7c_PB40" style:display-name="PageStyle_test-frag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ctm_7c_PB40" style:display-name="PageStyle_test-frag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ntm_7c_PB40" style:display-name="PageStyle_test-frag-f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NLReff" style:display-name="PageStyle_test-full-b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other_7c_NLReff" style:display-name="PageStyle_test-full-bass_other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the3_5f_ntm_7c_NLReff" style:display-name="PageStyle_test-full-fass_the3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NLReff" style:display-name="PageStyle_test-full-fass_c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NLReff" style:display-name="PageStyle_test-full-f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PB40" style:display-name="PageStyle_test-full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PB40" style:display-name="PageStyle_test-full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PB40" style:display-name="PageStyle_test-full-fass_ntm|PB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284" meta:object-count="0"/>
    <meta:generator>LibreOfficeDev/6.0.5.2$Linux_X86_64 LibreOffice_project/</meta:generator>
  </office:meta>
</office:document-meta>
</file>